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a05" officeooo:paragraph-rsid="000a6a05"/>
    </style:style>
    <style:style style:name="P2" style:family="paragraph" style:parent-style-name="Standard">
      <style:text-properties officeooo:rsid="000c1104" officeooo:paragraph-rsid="000c1104"/>
    </style:style>
    <style:style style:name="P3" style:family="paragraph" style:parent-style-name="Standard">
      <style:text-properties officeooo:paragraph-rsid="000c1104"/>
    </style:style>
    <style:style style:name="P4" style:family="paragraph" style:parent-style-name="Standard">
      <style:text-properties officeooo:paragraph-rsid="000f4711"/>
    </style:style>
    <style:style style:name="P5" style:family="paragraph" style:parent-style-name="Standard">
      <style:text-properties officeooo:rsid="000fda17" officeooo:paragraph-rsid="000fda17"/>
    </style:style>
    <style:style style:name="P6" style:family="paragraph" style:parent-style-name="Standard">
      <style:text-properties officeooo:rsid="00101090" officeooo:paragraph-rsid="00101090"/>
    </style:style>
    <style:style style:name="P7" style:family="paragraph" style:parent-style-name="Standard">
      <style:paragraph-properties>
        <style:tab-stops>
          <style:tab-stop style:position="1.7346in"/>
        </style:tab-stops>
      </style:paragraph-properties>
      <style:text-properties officeooo:rsid="000c1104" officeooo:paragraph-rsid="000c1104"/>
    </style:style>
    <style:style style:name="P8" style:family="paragraph" style:parent-style-name="Standard">
      <style:paragraph-properties fo:break-before="page"/>
      <style:text-properties officeooo:rsid="0011556c" officeooo:paragraph-rsid="0011556c"/>
    </style:style>
    <style:style style:name="P9" style:family="paragraph" style:parent-style-name="Standard">
      <style:text-properties officeooo:rsid="0011556c" officeooo:paragraph-rsid="0011556c"/>
    </style:style>
    <style:style style:name="P10" style:family="paragraph" style:parent-style-name="Standard">
      <style:text-properties officeooo:rsid="00130103" officeooo:paragraph-rsid="00130103"/>
    </style:style>
    <style:style style:name="T1" style:family="text">
      <style:text-properties officeooo:rsid="000f4711"/>
    </style:style>
    <style:style style:name="T2" style:family="text">
      <style:text-properties officeooo:rsid="0011556c"/>
    </style:style>
    <style:style style:name="T3" style:family="text">
      <style:text-properties officeooo:rsid="001301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olas FILHOL</text:p>
      <text:p text:style-name="P1"><text:a xlink:type="simple" xlink:href="mailto:n.filhol@orange.fr" text:style-name="Internet_20_link" text:visited-style-name="Visited_20_Internet_20_Link">n.filhol@orange.fr</text:a></text:p>
      <text:p text:style-name="P1">Responsable PPP2 M. ROMBI</text:p>
      <text:p text:style-name="P1"><text:a xlink:type="simple" xlink:href="mailto:responsablePPP2@univ-lyon1.fr" text:style-name="Internet_20_link" text:visited-style-name="Visited_20_Internet_20_Link">responsablePPP2@univ-lyon1.fr</text:a></text:p>
      <text:p text:style-name="P1"/>
      <text:p text:style-name="P1"/>
      <text:p text:style-name="P1"/>
      <text:p text:style-name="P2">LES REPRESENTATIONS</text:p>
      <text:p text:style-name="P2"><text:s/>CYBERSEC</text:p>
      <text:p text:style-name="P2">mon métier il peut être caractérisé</text:p>
      <text:p text:style-name="P7"/>
      <text:p text:style-name="P3"><text:a xlink:type="simple" xlink:href="https://fr.wikipedia.org/wiki/Cybersécurité" text:style-name="Internet_20_link" text:visited-style-name="Visited_20_Internet_20_Link"><text:span text:style-name="T1">Wiki</text:span></text:a></text:p>
      <text:p text:style-name="P3"><text:a xlink:type="simple" xlink:href="https://www.onisep.fr/decouvrir-les-metiers/des-metiers-par-secteur/informatique-et-reseaux/Les-metiers-de-la-cybersecurite" text:style-name="Internet_20_link" text:visited-style-name="Visited_20_Internet_20_Link"><text:span text:style-name="T1">Onisep</text:span></text:a></text:p>
      <text:p text:style-name="P4"><text:a xlink:type="simple" xlink:href="https://www.lyon-metropole.cci.fr/evenement/conference-securite-surete-et-cybersecurite" text:style-name="Internet_20_link" text:visited-style-name="Visited_20_Internet_20_Link"><text:span text:style-name="T1">Conf 3 Mars</text:span></text:a></text:p>
      <text:p text:style-name="P4"/>
      <text:p text:style-name="P5">Trouver un interview :</text:p>
      <text:p text:style-name="P5">- Trouver un gars à interviewer</text:p>
      <text:p text:style-name="P5">- Faire les questions</text:p>
      <text:p text:style-name="P5">- Rentrer en contact avec la personne</text:p>
      <text:p text:style-name="P5">- Faire l’interview</text:p>
      <text:p text:style-name="P5">- Faire le compte rendu</text:p>
      <text:p text:style-name="P5"/>
      <text:p text:style-name="P6">Timeline bullshit en annexe du dossier</text:p>
      <text:p text:style-name="P6"/>
      <text:p text:style-name="P6"/>
      <text:p text:style-name="P8">Tel :</text:p>
      <text:p text:style-name="P9"/>
      <text:p text:style-name="P9">Bonjour, je suis un étudiant en première année en prépa à Polytech Lyon <text:span text:style-name="T3">et pour mon projet professionnel j’aimerais avoir plus d’informations sur votre métier. J’aimerais</text:span> savoir si il était possible de vous rencontrer pour faire une interview de 30 <text:span text:style-name="T3">à </text:span>45mn sur votre métier.</text:p>
      <text:p text:style-name="P9"/>
      <text:p text:style-name="P9"/>
      <text:p text:style-name="P9"/>
      <text:p text:style-name="P10">Madame, Monsieur</text:p>
      <text:p text:style-name="P10"/>
      <text:p text:style-name="P10">Je suis actuellement étudiant en première année à Polytech Lyon.</text:p>
      <text:p text:style-name="P10">J’aimerais savoir s’il était possible de vous rencontrer <text:span text:style-name="T2">pour faire une interview de 30-45mn sur votre métier.</text:span></text:p>
      <text:p text:style-name="P10">Je m’intéresse beaucoup à la cybersécurité et je pense que votre expérience pourrait enrichir mes connaissances.</text:p>
      <text:p text:style-name="P10"/>
      <text:p text:style-name="P10">Merci d’avance,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5:49:26.459491593</meta:creation-date>
    <dc:date>2023-02-22T15:13:25.784844900</dc:date>
    <meta:editing-duration>PT2H8M59S</meta:editing-duration>
    <meta:editing-cycles>9</meta:editing-cycles>
    <meta:generator>LibreOffice/7.5.0.3$Linux_X86_64 LibreOffice_project/50$Build-3</meta:generator>
    <meta:document-statistic meta:table-count="0" meta:image-count="0" meta:object-count="0" meta:page-count="2" meta:paragraph-count="24" meta:word-count="151" meta:character-count="956" meta:non-whitespace-character-count="828"/>
  </office:meta>
</office:document-meta>
</file>